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" svg:font-family="Arial" style:font-family-generic="swiss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Title">
      <style:text-properties officeooo:paragraph-rsid="0004165e"/>
    </style:style>
    <style:style style:name="P2" style:family="paragraph" style:parent-style-name="Standard">
      <style:paragraph-properties fo:line-height="150%"/>
      <style:text-properties style:font-name="Arial " officeooo:rsid="0004165e" officeooo:paragraph-rsid="0004165e"/>
    </style:style>
    <style:style style:name="P3" style:family="paragraph" style:parent-style-name="Standard">
      <style:paragraph-properties fo:line-height="150%"/>
      <style:text-properties style:font-name="Arial " officeooo:rsid="00043507" officeooo:paragraph-rsid="00043507"/>
    </style:style>
    <style:style style:name="P4" style:family="paragraph" style:parent-style-name="Standard">
      <style:paragraph-properties fo:line-height="150%"/>
      <style:text-properties style:font-name="Arial " officeooo:rsid="00049af1" officeooo:paragraph-rsid="00049af1"/>
    </style:style>
    <style:style style:name="P5" style:family="paragraph" style:parent-style-name="Standard">
      <style:paragraph-properties fo:line-height="150%"/>
      <style:text-properties style:font-name="Arial " officeooo:rsid="00057608" officeooo:paragraph-rsid="00057608"/>
    </style:style>
    <style:style style:name="P6" style:family="paragraph" style:parent-style-name="Standard">
      <style:text-properties style:font-name="Arial " officeooo:paragraph-rsid="00057608"/>
    </style:style>
    <style:style style:name="P7" style:family="paragraph" style:parent-style-name="Standard">
      <style:text-properties officeooo:paragraph-rsid="00057608"/>
    </style:style>
    <style:style style:name="P8" style:family="paragraph" style:parent-style-name="Standard">
      <style:paragraph-properties fo:line-height="150%"/>
      <style:text-properties style:font-name="Arial " officeooo:rsid="00043507" officeooo:paragraph-rsid="00057608"/>
    </style:style>
    <style:style style:name="P9" style:family="paragraph" style:parent-style-name="Heading_20_4">
      <style:paragraph-properties fo:line-height="150%"/>
      <style:text-properties style:font-name="Arial " fo:font-size="12pt" officeooo:rsid="00057608" officeooo:paragraph-rsid="00057608" style:font-size-asian="12pt" style:font-size-complex="12pt"/>
    </style:style>
    <style:style style:name="P10" style:family="paragraph" style:parent-style-name="Preformatted_20_Text">
      <style:paragraph-properties fo:margin-left="0cm" fo:margin-right="0cm" fo:line-height="150%" fo:text-indent="0cm" style:auto-text-indent="false"/>
      <style:text-properties style:font-name="Arial " fo:font-size="12pt" officeooo:rsid="00057608" style:font-size-asian="12pt" style:font-size-complex="12pt"/>
    </style:style>
    <style:style style:name="P11" style:family="paragraph" style:parent-style-name="Preformatted_20_Text">
      <style:paragraph-properties fo:line-height="150%"/>
      <style:text-properties style:font-name="Arial " fo:font-size="12pt" officeooo:rsid="00057608" style:font-size-asian="12pt" style:font-size-complex="12pt"/>
    </style:style>
    <style:style style:name="P12" style:family="paragraph" style:parent-style-name="Heading_20_4">
      <style:paragraph-properties fo:line-height="150%"/>
      <style:text-properties style:font-name="Arial " fo:font-size="12pt" officeooo:rsid="00057608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Arial " fo:font-size="12pt" officeooo:rsid="00057608" officeooo:paragraph-rsid="00057608" style:font-size-asian="12pt" style:font-size-complex="12pt"/>
    </style:style>
    <style:style style:name="P14" style:family="paragraph" style:parent-style-name="Standard">
      <style:paragraph-properties fo:line-height="150%"/>
      <style:text-properties officeooo:rsid="0004165e" officeooo:paragraph-rsid="0004165e"/>
    </style:style>
    <style:style style:name="T1" style:family="text">
      <style:text-properties officeooo:rsid="00043507"/>
    </style:style>
    <style:style style:name="T2" style:family="text">
      <style:text-properties officeooo:rsid="00057608"/>
    </style:style>
    <style:style style:name="T3" style:family="text">
      <style:text-properties style:font-name="Arial 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DEL PROYECTO<text:line-break/>Union-Shop</text:p>
      <text:p text:style-name="P2">Indice</text:p>
      <text:p text:style-name="P2">1.Introducción</text:p>
      <text:p text:style-name="P2">2.Gestión del proyecto</text:p>
      <text:p text:style-name="P2">3.Objetivos</text:p>
      <text:p text:style-name="P2">4.Desarrollo</text:p>
      <text:p text:style-name="P2">5.Tecnologías</text:p>
      <text:p text:style-name="P2">6.Diagramas</text:p>
      <text:p text:style-name="P2">7.Conclusión</text:p>
      <text:p text:style-name="P2"/>
      <text:p text:style-name="P2">1. Introducción</text:p>
      <text:p text:style-name="P2"/>
      <text:p text:style-name="P2">1.1 DESCRIPCIÓN DEL PROYECTO</text:p>
      <text:p text:style-name="P2">union-shop es una aplicación desarrollada en Python que simula el funcionamiento de un centro comercial virtual.Permite navegar por tiendas gestionar un carrito y realizar pedidos con entrega a domicilio. Incluye un modo administrador para la gestión del sistema (recordatorio, esta memoria se irá ampliando mediante avance el proyecto)</text:p>
      <text:p text:style-name="P2"/>
      <text:p text:style-name="P2">1,2 MOTIVACIÓN</text:p>
      <text:p text:style-name="P2">este proyecto permite aplicar <text:span text:style-name="T1">conocimientos de programación gestión de datos y control de acceso en un entorno realista y demostrable, además de poder mejorar el lenguaje de programación python con el fin de implementarlo a nuestra vida laboral o simplemente desarrollar otros proyectos</text:span></text:p>
      <text:p text:style-name="P2"/>
      <text:p text:style-name="P3">2.GESTIÓN Y ORGANIZACIÓN DEL PROYECTO<text:line-break/>las primeras partes del proyecto se desarrollaron a la par en tres semanas</text:p>
      <text:p text:style-name="P3">Anteproyecto: Inicio 02/03/2025 Entrega 08/03/2025</text:p>
      <text:p text:style-name="P3">1era entrega: Inicio 09/03/25 Entrega 22/03/2025</text:p>
      <text:p text:style-name="P3">2 Entrega: en realización</text:p>
      <text:p text:style-name="P3">3era Entrega: en realización</text:p>
      <text:p text:style-name="P3"/>
      <text:p text:style-name="P3"/>
      <text:p text:style-name="P4"><text:soft-page-break/>3.OBJETIVOS</text:p>
      <text:p text:style-name="P4">Objetivo general: desarrollar un centro comercial virtual en python</text:p>
      <text:p text:style-name="P4"/>
      <text:p text:style-name="P4">objetivos específicos:</text:p>
      <text:p text:style-name="P4">-navegación por tiendas</text:p>
      <text:p text:style-name="P4">-carrito de la compra funcional</text:p>
      <text:p text:style-name="P4">-gestión de pedidos</text:p>
      <text:p text:style-name="P4">-historial de compras</text:p>
      <text:p text:style-name="P4">-modo administrador</text:p>
      <text:p text:style-name="P4">-persistencia <text:s/>en json</text:p>
      <text:p text:style-name="P4"/>
      <text:p text:style-name="P4">4. DESARROLLO DE LA APLICACIÓN</text:p>
      <text:p text:style-name="P4">requisitos funcionales:</text:p>
      <text:p text:style-name="P4">-Navegación por tiendas</text:p>
      <text:p text:style-name="P4">-Ver productos</text:p>
      <text:p text:style-name="P4">-Gestionar carrito</text:p>
      <text:p text:style-name="P4">-Realizar pedidos</text:p>
      <text:p text:style-name="P4">-Login administrador</text:p>
      <text:p text:style-name="P4"/>
      <text:p text:style-name="P4">Requisitos no funcionales:<text:line-break/>-Python 3</text:p>
      <text:p text:style-name="P4">-JSON</text:p>
      <text:p text:style-name="P4">-Consola sencilla</text:p>
      <text:p text:style-name="P4"/>
      <text:p text:style-name="P4">Arquitectura</text:p>
      <text:p text:style-name="P4">-Interfaz gráfica en html (aún no decidido)</text:p>
      <text:p text:style-name="P4">-lógica</text:p>
      <text:p text:style-name="P4">-datos (json) (mongodb aún no decidido)</text:p>
      <text:p text:style-name="P4"/>
      <text:p text:style-name="P4">Archivos</text:p>
      <text:p text:style-name="P4">-productos.json</text:p>
      <text:p text:style-name="P4">-pedidos.json</text:p>
      <text:p text:style-name="P4">-admin.json</text:p>
      <text:p text:style-name="P4"/>
      <text:p text:style-name="P4"/>
      <text:p text:style-name="P4"><text:soft-page-break/>5.TECNOLOGIAS USADAS</text:p>
      <text:p text:style-name="P4">-python 3</text:p>
      <text:p text:style-name="P4">-JSON</text:p>
      <text:p text:style-name="P4">-Visual studio code</text:p>
      <text:p text:style-name="P4">-Github (aún no decidido)</text:p>
      <text:p text:style-name="P4">-Mongodb (aún no decidido)</text:p>
      <text:p text:style-name="P4">-Hojas de estilo css (aún no decidido)</text:p>
      <text:p text:style-name="P4"/>
      <text:p text:style-name="P4">6 CONCLUSIÓN</text:p>
      <text:p text:style-name="P4">el proyecto deberá cumplir con los objetivos <text:span text:style-name="T2">propuestos y demostrar conocimientos adquiridos, con implementaciones de interfaz gráfica o bases de datos reales</text:span></text:p>
      <text:p text:style-name="P4"/>
      <text:p text:style-name="P5">7 DIAGRAMAS</text:p>
      <text:p text:style-name="P5"/>
      <text:p text:style-name="P6">Diagrama de flujo del sistema:</text:p>
      <text:p text:style-name="P7"><text:line-break/><text:span text:style-name="T3">Inicio -&gt; Menú principal -&gt; Selección de modo<text:line-break/>Modo cliente -&gt; Tiendas -&gt; Carrito -&gt; Pedido -&gt; Confirmación<text:line-break/>Modo admin -&gt; Login -&gt; Gestión productos -&gt; Ver pedidos<text:line-break/></text:span></text:p>
      <text:p text:style-name="P6">Diagrama de arquitectura:</text:p>
      <text:p text:style-name="P8">Usuario -&gt; Interfaz (Consola) -&gt; Lógica -&gt; Archivos JSON</text:p>
      <text:p text:style-name="P2"/>
      <text:p text:style-name="P2"/>
      <text:p text:style-name="P5">OTROS DIAGRAMAS</text:p>
      <text:p text:style-name="P5"/>
      <text:h text:style-name="P9" text:outline-level="4">1. Diagrama de flujo (pon esto en Word con formas)</text:h>
      <text:section text:style-name="Sect1" text:name="code-block-viewer">
        <text:p text:style-name="P10">Inicio → Menú principal → Elegir modo <text:s/></text:p>
        <text:p text:style-name="P11">→ Cliente → Tiendas → Carrito → Pedido → Fin <text:s/></text:p>
        <text:p text:style-name="P11">→ Admin → Login → Gestión → Fin <text:s/></text:p>
      </text:section>
      <text:h text:style-name="P12" text:outline-level="4">2. Diagrama de casos de uso</text:h>
      <text:section text:style-name="Sect1" text:name="Sección1">
        <text:p text:style-name="P10"><text:bookmark text:name="code-block-viewer"/>[Usuario]</text:p>
        <text:p text:style-name="P11"><text:s/>├── Navegar tiendas</text:p>
        <text:p text:style-name="P11"><text:s/>├── Añadir productos</text:p>
        <text:p text:style-name="P11"><text:s/>└── Realizar pedido</text:p>
        <text:p text:style-name="P11">[Administrador]</text:p>
        <text:p text:style-name="P11"><text:soft-page-break/><text:s/>├── Gestionar productos</text:p>
        <text:p text:style-name="P11"><text:s/>└── Ver pedidos</text:p>
      </text:section>
      <text:h text:style-name="P12" text:outline-level="4">3. Diagrama de clases</text:h>
      <text:section text:style-name="Sect1" text:name="Sección2">
        <text:p text:style-name="P10"><text:bookmark text:name="code-block-viewer Copia 1"/>Producto (id, nombre, precio, stock)</text:p>
        <text:p text:style-name="P11">Carrito (lista productos)</text:p>
        <text:p text:style-name="P11">Pedido (cliente, total)</text:p>
        <text:p text:style-name="P11">Admin (usuario, contraseña)</text:p>
      </text:section>
      <text:p text:style-name="P13"/>
      <text:p text:style-name="P2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" svg:font-family="Arial" style:font-family-generic="swiss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09:12:01.519440732</meta:creation-date>
    <dc:date>2026-03-21T09:53:12.948356222</dc:date>
    <meta:editing-duration>PT4M30S</meta:editing-duration>
    <meta:editing-cycles>1</meta:editing-cycles>
    <meta:document-statistic meta:table-count="0" meta:image-count="0" meta:object-count="0" meta:page-count="4" meta:paragraph-count="78" meta:word-count="398" meta:character-count="2725" meta:non-whitespace-character-count="2391"/>
    <meta:generator>LibreOffice/25.8.5.2$Linux_X86_64 LibreOffice_project/580$Build-2</meta:generator>
  </office:meta>
</office:document-meta>
</file>